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Et c'est ainsi que je me suis retrouvé nez-à-nez avec un... éléphant !</text:p>
      <text:p text:style-name="Standard"/>
      <text:p text:style-name="Standard">Elliot observa d'un œil satisfait sa dernière phrase faire son petit effet sur son auditoire, lequel était composé d'une demi-douzaine de femmes, toutes issues de l'aristocratie londonienne -à des rangs plus ou moins élevés de noblesse. Son regard les décortiqua l'une après l'autre. A peu de choses près, c'était comme si l'on avait mis six fois la même femme devant lui. Elles portaient les mêmes vêtements, étaient maquillées de la même manière, se tenaient de la même façon et avaient les mêmes expressions. L'ennuyeux tableau qui se dressait devant lui était d'un ennui navrant aux yeux du blondin qui en était venu à se demander qui entre lui et son ersatz de harem était la véritable attraction de la soirée. </text:p>
      <text:p text:style-name="Standard"/>
      <text:p text:style-name="Standard">Mais, si navrant soit-il, le tableau n'était pas sans lui rappeler -hélas- les soirées mondaines qu'il avait eu à subir durant son enfance tandis que ses parents cherchaient à nouer des connexions au sein de la « haute » -ou pire, à trouver un prétendant à sa grande sœur. Son regard aigue-marine se perdit un instant dans les moulures du plafond, le vague sourire qu'il affectionnait tant esquissé à la commissure de ses lèvres. Les dernières semaines avaient été riches en rebondissement -si vous me permettez l'euphémisme-, le garçon voyant l'entièreté de son monde mis à mal par des changements radicaux allant jusqu'à bouleverser ses croyances les plus profondes, et pourtant il se retrouvait là, assis, vivant une scène on ne peut plus familière, participant à une de ces soirées mondaines qu'il avait essayé de fuir toute sa vie et qui n'étaient qu'un pâle et nauséabond miroir de sa vie d'antan. Ironique, n'est-ce pas ?</text:p>
      <text:p text:style-name="Standard"/>
      <text:p text:style-name="Standard">Comme à son habitude loin de se formaliser de l'ironie de la situation, Elliot reporta sa dérisoire attention sur le petit groupe de femmes pendues à ses lèvres. Comment en était-il arrivé là ? D'une manière très simple. La Marquise de Noidea, fille d'une ancienne connaissance de ses parents, avait eu vent -on ne sait comment- de son retour en Grande-Bretagne et de ses aventures outre mer et avait insisté pour faire du jeune homme l'invité d'honneur d'une soirée qu'elle organisait avec ses amies dans son manoir dans le quartier de Knightsbridge -évidemment-. Car s'il y avait une chose que les membres de l'aristocratie aimaient autant faire qu'ourdir des plans pour gagner en réputation et en prestige aux dépends des autres c'était écouter les affabulations et les aventures exotiques d'un jeune homme. </text:p>
      <text:p text:style-name="Standard"/>
      <text:p text:style-name="Standard">Elliot s'était prêté au jeu bon gré, mal gré, déjà parce qu'on lui avait promis une récompense et que depuis son éviction de l'héritage familiale il ne roulait pas sur l'or et surtout parce qu'il aimait ça. Le blondin adorait raconter ses « exploits », être le centre de l'attention et revivre ses histoires en les contant devant une assemblée. C'était là son pêché, le plaisir égoïste -et parfois rentable- auquel il s'adonnait à tort et à travers. Le jeune homme fut tiré de ses rêveries par une voix cristalline.</text:p>
      <text:p text:style-name="Standard"/>
      <text:p text:style-name="Standard">-Hum, Elliot, très cher ?</text:p>
      <text:p text:style-name="Standard"/>
      <text:p text:style-name="Standard">La Marquise de Noidea. L'intéressé planta son regard azuré dans celui noisette de l'aristocrate. Elle avait du charme, et devait avoir un succès certain dans la cour. Mais elle était d'une platitude affligeante. Pour autant, elle était son hôte ce soir et s'il voulait avoir une chance de ne pas partir bredouille de cette soirée il allait devoir se plier aux exigences de la haute société.</text:p>
      <text:p text:style-name="Standard"/>
      <text:p text:style-name="Standard">-Oui, madame ? Vous voulez une autre histoire ? Peut-être mon passage en Afrique ?</text:p>
      <text:p text:style-name="Standard"/>
      <text:p text:style-name="Standard">-Bien sûr, mais plus tard ! L'interrompit-elle sans vraiment faire mine de réfléchir à la question. D'abord il y a quelqu'un que je meurs d'envie de vous présenter !</text:p>
      <text:p text:style-name="Standard"/>
      <text:p text:style-name="Standard">Ah bah tiens, vlà autre chose.</text:p>
      <text:p text:style-name="P1">Elliot suivit la Marquise sans trop de conviction à travers la pièce, son regard bleuté errant à nouveau au gré de la décoration ostentatoire et de l'étalage exubérant de richesses qui constituaient la majeure partie de ce salon, le ramenant décidément avec un peu trop d'insistance dix ans en arrière. Ils rejoignirent finalement une autre femme -sans doute celle qu'il devait [i]absolument[/i] rencontrer- et, après une discrète révérence, les présentations furent faites. L'adepte de Shou s'octroya un instant pour observer sa toute nouvelle interlocutrice. Sans qu'il ne puisse trop expliquer quoi, il y avait quelque chose de différent chez elle. Déjà, l'expression d'ennui froid qui empreignait son visage jurait profondément avec l'air enjoué et plein d'excitation de la marquise de Noidea. Et puis, elle avait un petit quelque chose de supérieur aux autres convives, mais l'esprit naïf du garçon n'était pas en mesure de déterminer quoi.</text:p>
      <text:p text:style-name="Standard"/>
      <text:p text:style-name="Standard">La fameuse « Lady Katherine » le gratifia d'un sourire sans joie -pour ne pas dire carnassier- avant de lui adresser pour la première fois la parole. Loin de s'imaginer qu'il s'agissait là d'une simple politesse -voire, dans ce cas précis, d'une insulte à peine dissimulée-, Elliot se gargarisa de ce qu'il prit comme un compliment ; sa réputation l'avait donc précédé. Ce n'était pas la première fois, mais Katherine semblait appartenir à un cercle fermé des hautes sphères de l'aristocratie britannique et c'était sans doute un contexte plus prestigieux qu'à son habitude. Le blondin inclina légèrement la tête en guise de salutation et lui offrit son plus large sourire.</text:p>
      <text:p text:style-name="Standard"/>
      <text:p text:style-name="Standard">-Lady Katherine. J'aimerais pouvoir vous retourner le compliment.</text:p>
      <text:p text:style-name="Standard"/>
      <text:p text:style-name="Standard">Le tacle avait fusé. Et le pire, c'était que ce n'en était pas un. Elliot était on ne peut plus honnête et de bonne foi. L'ancien membre de la bourgeoisie n'avait jamais été un fervent adepte des jeux de pouvoirs et de relations. Et c'était encore pire depuis son divorce avec le cercle familial. La duchesse De Hastings ne faisait par conséquent pas partie de ses -maigres- connaissances en aristocratie. Difficile de savoir si c'était pour le mieux, étant donné le peu de cas que notre nigaud de service aurait fait de cette information. L'attitude froide de Katherine ne l'intimidait ni ne l'affectait pas plus que ça. Peut-être cela aurait-il dû un peu plus l'alerter, peut-être était-il inconscient de négliger ainsi un personnage aussi important. Par dessus le marché, Elliot était à des années lumières de s'imaginer qu'il était en train de converser avec la Haute Prêtresse de Nephtys -il n'avait d'ailleurs encore aucune idée de ce qu'étaient les Hauts Prêtres.</text:p>
      <text:p text:style-name="Standard"/>
      <text:p text:style-name="Standard">Le jeune exploration fut tiré de ses songes par la marquise de Noidea, qui l’exhorta à finalement raconter son périple en Afrique dont il avait fait mention quelques minutes auparavant. Les pupilles d'Elliot se mirent à alterner entre la duchesse et la marquise, marquant un instant d'hésitation. Puis il offrit un nouveau sourire à cette dernière, trop heureux qu'il était de pouvoir s'adonner à son activité favorite après vivre des aventures -raconter ses aventures- au lieu de s'évertuer à tenter de respecter les sottes règles et conventions de de la conversation dans la haute noblesse, que ces arrivistes avaient élevé au rang d'art -ou du moins le pensaient-ils. Restait désormais à trouver une histoire à raconter pour satisfaire la curiosité -et, visiblement, la fierté- de son hôtesse. Son passage en Afrique avait duré un moment, mais une période en particulier l'inspira particulièrement sur le moment -sans doute à cause de ses récentes aventures.</text:p>
      <text:p text:style-name="Standard"/>
      <text:p text:style-name="Standard">-Tout à fait, ma chère Helen. Il tourna à nouveau son regard sur la duchesse De Hastings. Lady Katherine, êtes-vous au fait de ce mystérieux pays qu'est l’Égypte ?</text:p>
      <text:p text:style-name="Standard"/>
      <text:p text:style-name="Standard">Sans véritablement attendre de réponse de la part de l'intéressée, Elliot recula d'un pas avant de plonger une main dans la discrète sacoche qu'il portait à la ceinture pour en tirer une poignée de sable qu'il jeta sans attendre en l'air devant ses yeux. Lorsqu'il pratiquer son « métier » -ou plus exactement son égocentrique occupation- de conteur, il aimait à transporter des accessoires pour donner du crédit et/ou un aspect théâtral à ses histoires. Cela pouvait aller de la babiole ramenée de voyage à des éléments plus... insolites, comme du sable. Et ce en faisant fi de toutes les <text:soft-page-break/>déconvenues que cela pourrait engendrer. Comme par exemple se retrouver avec une plage au milieu du salon.</text:p>
      <text:p text:style-name="Standard"/>
      <text:p text:style-name="Standard">-L'année était 1849. </text:p>
      <text:p text:style-name="Standard">Nous rentrions d'un voyage de commerce. </text:p>
      <text:p text:style-name="Standard">Le point de départ était la Grèce, </text:p>
      <text:p text:style-name="Standard">Liverpool était notre but.</text:p>
      <text:p text:style-name="Standard">C'était sans compter le scorbut.</text:p>
      <text:p text:style-name="Standard">Après seulement quelques jours en mer,</text:p>
      <text:p text:style-name="Standard">La maladie fit rage,</text:p>
      <text:p text:style-name="Standard">Décimant mon équipage.</text:p>
      <text:p text:style-name="Standard">Comme le dit l'adage : </text:p>
      <text:p text:style-name="Standard">« n*que sa grand-mère ».</text:p>
      <text:p text:style-name="Standard"/>
      <text:p text:style-name="Standard">Il nous fallait retrouver le continent</text:p>
      <text:p text:style-name="Standard">Pour soigner nos malades</text:p>
      <text:p text:style-name="Standard">Et chanter funeste balade</text:p>
      <text:p text:style-name="Standard">A nos défunts et mourants</text:p>
      <text:p text:style-name="Standard"/>
      <text:p text:style-name="Standard">C'est là que la tempête nous surprit,</text:p>
      <text:p text:style-name="Standard"/>
      <text:p text:style-name="Standard">Força notre barre à bâbord,</text:p>
      <text:p text:style-name="Standard">Nous menant droit en Afrique du Nord</text:p>
      <text:p text:style-name="Standard"/>
      <text:p text:style-name="Standard">L’Égypte nous était inconnue,</text:p>
      <text:p text:style-name="Standard">Et alors que nous pensions trouver refuge,</text:p>
      <text:p text:style-name="Standard">Nous n'étions finalement pas les bienvenus,</text:p>
      <text:p text:style-name="Standard">Dans ce pays où règne le grabuge.</text:p>
      <text:p text:style-name="Standard"/>
      <text:p text:style-name="Standard">On nous força à fuir la ville,</text:p>
      <text:p text:style-name="Standard">Abandonnant compagnons, honneur et vivres,</text:p>
      <text:p text:style-name="Standard">Pour finir dans un désert chaud, aride, hostile,</text:p>
      <text:p text:style-name="Standard">Désormais, il nous fallait survivre.</text:p>
      <text:p text:style-name="Standard"/>
      <text:p text:style-name="Standard">Après des jours sans boire,</text:p>
      <text:p text:style-name="Standard">Nous pensions trouver asile dans une de ces grandes pyramides,</text:p>
      <text:p text:style-name="Standard"/>
      <text:p text:style-name="Standard">Mais ceci est une autre histoire...</text:p>
      <text:p text:style-name="Standard"/>
      <text:p text:style-name="Standard">Elliot laissa le silence retomber à la fin de son récit. Il n'en était qu'aux balbutiements de cette histoire, mais présupposait qu'une pause s'imposait (jolie allitération en p). Il ne tarderait pas à savoir si son public souhaitait connaître la suite de cette aventure. Le conteur profita de cet instant de répit pour reprendre son souffle et jeter un regard intéressé autour de lui. L'immense majorité des personnes présentes avaient interrompu leur conversation pour écouter sa fable. Un petit sourire de satisfaction traversa involontairement son visage, tandis que son regard couleur ciel venait se planter dans celui de la marque De Hastings. Qu'avait donc pensait « Dame Katherine » de sa prestation ?</text:p>
      <text:p text:style-name="P1">Le succès était pratiquement unanime. Seule la duchesse conservait sa retenue protocolaire et se montrait bien moins enthousiasmée par le récit du garçon à la chevelure dorée que ses congénères. Ce dernier s'offrit une révérence en réponse aux applaudissements qui le saluèrent, indifférent à l'indifférence de Katherine. Noidea était aux anges, et après tout c'était pour ça qu'il était venu. La marquise semblait entièrement conquise, et le dévorait désormais de regard autant qu'elle avait bu ses paroles quelques instants plus tôt. Seuls ses manquements aux conventions sociales lui avaient déplu, mais Elliot était de toute façon bien trop excentrique et insensible aux subtilités de la noblesse pour y prêter attention -ou faire un effort pour s'intégrer.</text:p>
      <text:p text:style-name="Standard"/>
      <text:p text:style-name="Standard">En parlant d'écart de comportement, lady Helen eut l'outrecuidance de saisir la main de la duchesse pour lui exhiber une bague d'origine indéniablement égyptienne. Si l'on avait pu tuer d'un simple regard, la pauvre hôtesse aurait été désintégrée sur-le-champ par celui que la veuve lui dédia, qui échappa à tout le monde dans la pièce à l'exception du trio de fortune. Même Elliot sentit une pointe de pitié à l'égard de celle qui l'avait invité devant la fureur froide de la réaction qu'elle venait de subir. On dit que les mots font parfois plus mal que les poings. Pour certaines personnes, les mots n'étaient même pas nécessaires. Ceci étant dit, et tandis qu'Helen Noidea semblait se liquéfier sur place de honte, l'aventurier reporta son attention sur Katherine, un air particulièrement intéressé sur son visage désormais fendu d'un sourire bien moins bienveillant qu'à l’accoutumé.</text:p>
      <text:p text:style-name="Standard"/>
      <text:p text:style-name="Standard">-Oh, vraiment ? Je n'avais pas la moindre idée que j'avais à faire à une experte en la matière. Voyez-vous, Lady Katherine, vous n'avez pas vraiment le.... [i]profil[/i] à voyager de l'autre côté de la Méditerranée.</text:p>
      <text:p text:style-name="Standard"/>
      <text:p text:style-name="Standard">Si jusqu'à présent on pouvait prêter à Elliot le bénéfice du doute quant à savoir s'il manquait volontairement de respect à la duchesse ou s'il était simplement... [i]maladroit[/i], cette dernière intervention tendait à faire pencher la balance du côté de la première option. Sans véritablement savoir si cela venait de la froideur avec laquelle elle avait accueilli ses histoires, de la cruauté avec laquelle elle traitait la marquise, de son air hautain ou bien de l'étrange picotement qui lui parcourait inexplicablement l'échine lorsqu'il posait les yeux sur elle, mais l'ancien bourgeois ressentait comme une aversion naturelle et spontanée à son égard -ce qui était une première de sa part-. Katherine reprit alors la parole, lui demandant alors contre toute attente de poursuivre son histoire. Surpris par ce regain d'intérêt soudain de la part de celle qui semblait jusqu'à présent le [i]tolérer[/i] -difficilement-, Elliot arqua un sourcil l'espace du fraction de seconde, avant de lui décocher un nouveau rayonnant sourire, plissant des yeux en inclinant une fois de plus la tête sur le côté.</text:p>
      <text:p text:style-name="Standard"/>
      <text:p text:style-name="Standard">-[i]Fascinant[/i], en effet... Mais très certainement, je ne vais pas vous laisser sur votre faim, ce serait dommage. Mais d'abord... Il recula d'un pas et lui offrit cette fois-ci une révérence très exagérée. Honneur aux dames, pourquoi ne nous conteriez-vous pas comment vous avez obtenu cette bague ? Elle provient d’Égypte, n'est-ce pas ? Je suis qu'il y a une histoire [i]fascinante[/i] derrière.</text:p>
      <text:p text:style-name="Standard"/>
      <text:p text:style-name="Standard">Le doute n'était plus permis. Elliot se redressa, ne pouvant retenir un sourire éclatant. Au delà de l'aversion inexpliquée qu'il ressentait pour De Hastings, il adorait ça, les taquineries et autres facéties. Malheureusement pour lui, ce que lui prenait pour un jeu inoffensif risquait fort de déplaire à son interlocutrice. Inconscient, dites-vous ? C'était son deuxième prénom. Le conteur planta son regard d'azur dans celui de la duchesse, attendant une réaction de sa part, tandis que cet étrange picotement dans sa nuque se faisait de plus en plus insistant...</text:p>
      <text:p text:style-name="P1">Ses infantiles provocations n'avaient pas fait mouche. Elliot n'en avait aucune idée, mais Katherine et lui ne jouait pas dans la même ligue à ce petit jeu qu'il affectionnait tant. Il avait en face de lui une personne qui [i]vivait[/i] pour ce genre de choses. La duchesse avait dédié son existence aux jeux d'influence et de pouvoir et le pauvre conteur n'arrivait pas à la cheville de celles et ceux qu'elle avait l'habitude de défier. Tel un enfant qui s'enorgueillit quand un adulte le laisse gagner au bras de fer, il était surclassé dans presque tous les domaines. Ses piques glissèrent sur Katherine comme une couleuvre d'eau sur un étang ; inoffensive et sans faire de vagues.</text:p>
      <text:p text:style-name="Standard"/>
      <text:p text:style-name="Standard">Cette dernière résolut le sujet de sa fameuse bague d'une phrase expéditive avant d'enchaîner sur la culture égyptienne. Comprenant que le temps du badinage était passé, Elliot se départit finalement de son pathétique sourire triomphant pour se parer d'un air particulièrement intéressé bien plus sérieux -qui pouvait décontenancer pour ceux qui ne le connaissaient pas énormément (à savoir tout le monde). Il inclina austèrement -un véritable exploit- la tête en signe de respect.</text:p>
      <text:p text:style-name="Standard"/>
      <text:p text:style-name="Standard">-Mes condoléances pour la perte de votre mari.</text:p>
      <text:p text:style-name="Standard"/>
      <text:p text:style-name="Standard">Cette inédite sobriété avait de quoi surprendre au vu de la prestation du personnage jusqu'à présent. Pourtant elle n'était pas si incongrue ; la veuve avait simplement mis le doigt sur la seule manière de canaliser ce grand enfant ; aborder avec un tant soit peu de profondeur le sujet de ses voyages et de ses aventures. Sous ses airs d'ahuri insortable, Elliot restait un fils de bourgeois qui avait eu accès à une éducation de qualité et même s'il passait le plus clair de son temps à agir comme un gamin écervelé, il n'en était pas moins doté d'une culture qui n'avait rien à envier à celle de l'immense majorité des personnes présentes à cette réception. La réflexion de Katherine sur les scarabées et les divinités égyptiennes montrait qu'elle-même en connaissait un minimum et était moins superficielle que ses congénères, fait suffisant pour attiser sa curiosité -et qu'il aurait pu constater bien plus tôt lorsqu'elle était la seule à ne pas glousser à ses pitreries mais que voulez-vous, « je comprends vite mais il faut m'expliquer longtemps »...</text:p>
      <text:p text:style-name="Standard"/>
      <text:p text:style-name="Standard">-Mmmmhm... Par où commencer ? Une personne de votre rang a probablement eu vent de la fameuse « pierre de Rosette », cet incroyable outil de traduction des hiéroglyphes égyptiens ? Et du fait qu'elle a été traduite par un [i]frenchy[/i], Mr. Champollion si je ne m'abuse, il y a une vingtaine d'années de cela ? Voyez-vous, j'ai eu l'immense privilège d'accéder plus jeune à sa traduction, sous l'impulsion de mon défunt père. Le bougre avait assez peu de qualités, mais il faut bien lui reconnaître qu'il avait un sens du commerce et un instinct hors pair. Il n'aurait sans doute jamais réussi à monter l'affaire familiale sans... Sa voix trembla, hésita. Une fraction de seconde. … sans ça.</text:p>
      <text:p text:style-name="Standard"/>
      <text:p text:style-name="Standard">Elliot marqua à son tour un temps d'arrêt, assez peu justifié au regard de l'état de sa tirade. Le silence s'installa à nouveau, impromptu. Le regard interloqué de la marquise de Noidea -qui avait pourtant repris des couleurs depuis que son hôte avait commencé à se comporter de manière plus [i]civilisée[/i]- se posa sur le blondin, qui semblait tout à coup déboussolé. Les paupières de celui-ci s'ouvrirent et se fermèrent à plusieurs reprises sur ses iris bleutés tandis qu'il portait une main fébrile sur sa tempe comme pour se masser. La raison de ce malaise ? Les fourmillements qui parcouraient son échine depuis un moment déjà, devenus trop insistants pour être ignorés. Et à cela venait subitement s'ajouter comme un murmure, des chuchotements indistincts dans au creux de son oreille ; ou était-ce uniquement dans son esprit ?</text:p>
      <text:p text:style-name="Standard"/>
      <text:p text:style-name="Standard">-...Veuillez m'excuser. Mais je digresse. Euh... Où en étais-je déjà ?</text:p>
      <text:p text:style-name="P1">Le trouble grandissant du petit bourgeois n'était pas passé inaperçu. Trop concentré sur ces inexplicables murmures dans son esprit, celui-ci n'avait pas remarqué que le silence s'était à nouveau imposé en maître autour d'eux, l'ensemble des convives étant captivé par leur simili joute verbale qui se transformait finalement en vrai échange culturel -le pourquoi de sa présence ici initialement. Alors forcément, sa petite défaillance n'avait pas été invisible. L'inquiétude visible sur le visage de Lady Helen -qui devait décidément se maudire d'avoir choisi comme attraction pour sa soirée cet excentrique- n'arrangeait rien à la situation -Elliot devait vraiment avoir une sale tronche.</text:p>
      <text:p text:style-name="Standard"/>
      <text:p text:style-name="Standard">Ce dernier était bien incapable d'expliquer ce qui lui arrivait. Ce n'était clairement pas son genre de se trouver soudainement affaibli de la sorte, encore moins durant une de ses prestations. Fort heureusement -et étrangement-, Lady Katherine prit rapidement les choses en main. A l'inverse de lui, elle semblait saisir de quels maux il était atteint. La duchesse congédia leur hôte sans ménagement, lui intimant d'aller s'occuper de ses autres invités tandis qu'elle-même gérerait le cas d'Elliot. Avec la même autorité, elle embarqua le conteur avec elle dans le couloir, jusqu'à une pièce relativement dérobée, à l'abri des oreilles indiscrètes.</text:p>
      <text:p text:style-name="Standard"/>
      <text:p text:style-name="Standard">-C'est encore moi qui décide si je suis...</text:p>
      <text:p text:style-name="Standard"/>
      <text:p text:style-name="Standard">Le blondin ravala son acerbe répartie aussi sec. Non pas qu'il fut intimidé par la Haute Prêtresse -elle dégageait certes un charisme et une volonté naturels stupéfiants, mais Elliot avait toujours du mal avec l'autorité...- mais il devait admettre qu'elle avait raison. Le contact avec la veuve lorsque celle-ci l'avait emmené avec elle avait encore accentué son malaise et la seule chose à laquelle il pouvait penser à présent était d'en trouver l'origine. Alors, Katherine se planta devant lui, plus droite et sèche que jamais, et lui posa sans une once d'hésitation une question qui lui valut pour toute réponse un air effaré de la part de l'aventurier. Ses yeux étaient grand écarquillés et on pouvait très clairement lire une totale incompréhension au fond de ses iris lapis-lazuli.</text:p>
      <text:p text:style-name="Standard"/>
      <text:p text:style-name="Standard">-Je... Comment savez-vous que... hein ?</text:p>
      <text:p text:style-name="Standard"/>
      <text:p text:style-name="Standard">Son vocabulaire et sa verve semblaient s'être instantanément volatilisés. Par quel prodige cette femme avait-elle su qu'il appartenait à l'un des anciens cultes égyptiens ? Elliot était relativement certain de ne pas l'avoir mentionné au cours de la soirée -entendez-moi bien, il aurait tout à fait été capable de gaffer et laisser échapper l'information. Mais pas cette fois- et ne portait aucun signe physique distinctif de son allégeance. Son seul écart avait été le trouble qui venait de l'envahir. Qui était donc cette femme ? Sans doute plus qu'une « simple » duchesse.</text:p>
      <text:p text:style-name="Standard"/>
      <text:p text:style-name="Standard">-...Shou. Comment avez-vous su ? Vous savez ce qu'il m'arrive ? Vous « en » êtes également une, n'est-ce pas ?</text:p>
      <text:p text:style-name="Standard"/>
      <text:p text:style-name="Standard">Petit à petit, Elliot retrouvait ses facultés à mesure qu'il intégrait la nouvelle. A l'exception de quelques membres de son cercle -et en particulier d'Annabeth, il n'avait jamais rencontré personne ayant connaissance de ces anciennes divinités, et surtout de leur résurgence. Et le conteur était assez sûr de n'avoir jamais croisé Katherine au café qui leur servait de Q.G sur Trafalgar Square...</text:p>
      <text:p text:style-name="P1">Le contraste entre la panique d'Elliot et le calme glacial de Katherine était saisissant. Cette dernière s'attela [strike]telle un cheval (non celui-là il compte pas)[/strike] à lui fournir des réponses à demi-mots. Le garçon à la [strike]chevalure[/strike] chevelure d'or la fixait sans rien dire, écoutant ses leçons tandis qu'il retrouvait peu à peu son habituelle sérénité. Au fur et à mesure qu'il recevait des explications, une partie de sa mémoire lui revenait également. On lui avait effectivement mentionné ce genre d'effets secondaires -vertiges, voix dans la tête, fièvre de cheval- lors de son entrée dans le cercle. Seulement voilà, le trouble du déficit de l'attention -non diagnostiqué évidemment car la maladie n'avait pas encore été inventée (oui, on invente les maladies.)- dont souffrait le jeune bourgeois l'avait empêché d'en enregistrer l'immense majorité.</text:p>
      <text:p text:style-name="Standard"/>
      <text:p text:style-name="Standard">-Ah, maintenant que vous le dites...</text:p>
      <text:p text:style-name="Standard"/>
      <text:p text:style-name="Standard">Elliot avait finalement retrouvé sa désinvolture coutumière. Pour être tout à fait honnête, l'antipathie avec laquelle la duchesse avait [i]daigné[/i] répondre à ses interrogations avait un peu eu l'effet d'une douche froide sur le conteur. S'il avait un instant plus tôt éprouvé un regain d'empathie -ou a minima de cordialité- à l'égard de l'adepte de Nephtys pour sa « sollicitude », celle-ci s'était envolée aussi vite devant son inimitié. Elliot pouvait comprendre qu'elle était à cheval (combo) sur la politesse et l'étiquette, mais il avait cru que cet [strike]inc-hongre-u[/strike] (celui-là il est cadeau) incongru point commun aurait pu briser un tant soit peu la glace qui les séparait. C'était tout l'opposé. Katherine était plus imbue que jamais -au regard de l'aventurier-. Lui qui affectionnait la mise en scène et le tapageur ressentait la froideur de la noble comme une véritable démonstration de mépris.</text:p>
      <text:p text:style-name="Standard"/>
      <text:p text:style-name="Standard">-Je vois. Merci pour ces éclaircissements. « Pas en s'améliorant », vous avez l'air de parler en connaissance de cause ?</text:p>
      <text:p text:style-name="Standard"/>
      <text:p text:style-name="Standard">Elliot faisait à présent plus la conversation qu'il ne s'intéressait véritablement à la conversation. A l'instar des prêcheurs de son tout nouveau culte, Katherine avait réussi à perdre son attention. La condescendance avec laquelle elle le traitait avait fini de le convaincre que c'était une personne pénible. Il était étonnant de constater avec quelle facilité le blondin passait du [strike]cheval[/strike] <text:s/>coq à l'âne, tantôt en proie à un effroi indescriptible, tantôt indolent et désinvolte. Son regard se perdit au loin à travers la seule fenêtre de la pièce, illustrant par la même toute la quintessence de son appartenance au groupe des Notos. Il était là pour conter ses histoires, et se faire sermonner par une arriviste l'ennuyait particulièrement.</text:p>
      <text:p text:style-name="Standard"/>
      <text:p text:style-name="Standard">-Et donc, cela fait de nous des ennemis alors ? Il me semblait que nous étions censés combattre un adversaire commun, ce très cher Apophis.</text:p>
      <text:p text:style-name="Standard"/>
      <text:p text:style-name="Standard">A ce niveau là, autant poser la question directement. Katherine semblait en savoir bien plus que lui sur le sujet, donc autant tenter d'obtenir le plus d'informations possible. Et franchement, entre être dans le flou total quant à sa situation et assumer se retrouver en tête à tête avec un ennemi plus fort que lui, c'était changer un cheval borgne contre un aveugle...</text:p>
      <text:p text:style-name="P1">Bien sûr que non. Ils n'étaient pas [i]ennemis[/i]. Elliot n'avait pas vraiment réfléchi -pour changer- avant de poser sa dernière question mais la réponse à celle-ci coulait de source. Il n'avait cependant pas saisi l'évidence, l'attitude antipathique de Katherine ayant sapé sa volonté d'investir ses maigres capacités intellectuelles dans cette conversation. Conversation qui tournait d'ailleurs plus à la remontrance qu'autre chose, pour son plus grand ennui. Telle une matriarche réprimandant son enfant, la duchesse étalait toute son autorité et sa condescendance sur le conteur qui encaissait sans broncher -ses mésaventures de jeunesse avec son père lui ayant appris à laisser la tempête passer. Il consentit tout de même à relever son regard azuré dans sa direction au bout d'un moment, une mine d'enfant ennuyé profondément ancrée sur le visage.</text:p>
      <text:p text:style-name="Standard"/>
      <text:p text:style-name="Standard">-Quelle magnanimité.</text:p>
      <text:p text:style-name="Standard"/>
      <text:p text:style-name="Standard">Elliot ne put réprimer un sourire moqueur. L'espace d'un instant, il se demanda sincèrement ce qui avait justement poussé Katherine à voler à son secours, si c'était pour le traiter de la sorte ensuite. La Haute Prêtresse répondait de manière monosyllabique -au mieux, quand elle ne se contentait pas d'un hochement de tête dédaigneux- aux questions qu'il posait sur sa propre histoire, visiblement peu désireuse de partager son expérience avec le blondin. Elle devait forcément avoir une raison de l'avoir tiré de ce pétrin. La seule conclusion à laquelle il parvint était qu'il était dans son intérêt de protéger le secret de leurs cultes, ce qui se tenait. Une énième pique sur l'inutilité de lui transmettre plus d'informations plus tard, Elliot ne put cette fois-ci retenir un regard agacé vers le plafond, mais se reprit bien vite, décidant en lui offrant son plus beau sourire de jouer le contre-coup.</text:p>
      <text:p text:style-name="Standard"/>
      <text:p text:style-name="Standard">-Vous savez ce qu'on dit, « la répétition est la base de l'enseignement ».</text:p>
      <text:p text:style-name="Standard"/>
      <text:p text:style-name="Standard">Il devenait un peu plus évident à chaque minute que les deux protagonistes peinaient de plus en plus à contenir leur exaspération respective. Quelle ironie que de les voir ainsi réunis par la force des choses, eux qui étaient à l'exact opposé l'un de l'autre et pourtant attachés par un coup du sort à une cause commune, dans une soirée aussi insipide que celle-ci. Elliot ne se départit pas de son sourire tandis qu'il supportait une ultime provocation. Quitte à être le sot de service, il le serait jusqu'au bout. « Je peux pas devenir le plus intelligent je serai le plus stupide » comme le dit le poète.</text:p>
      <text:p text:style-name="Standard"/>
      <text:p text:style-name="Standard">-Certes, mais la chance favorise au hasard, et ma bonne étoile veille visiblement puisque vous m'avez porté secours. Ironique, d'ailleurs, car vous avez bien plus l'air d'un chat noir que d'un ange gardien, si j'ose blasphémer.</text:p>
      <text:p text:style-name="Standard"/>
      <text:p text:style-name="Standard">De douces notes de piano s'élevèrent alors du salon qu'ils avaient quitté quelques instants auparavant, accompagnées d'une voix mélodieuse qui ne laissa pas le garçon de marbre. Son regard se posa à nouveau sur la duchesse, espérant y trouver un terrain d'entente. Elle semblait apprécier les sonorités autant que lui, et ils préféreraient tous les deux très clairement y retourner pour profiter de la prestation que de continuer cette discussion qui ne menait visiblement nulle part. Ne pouvant cependant laisser la partie se terminer sur une telle déculottée, Elliot osa une dernière riposte.</text:p>
      <text:p text:style-name="Standard"/>
      <text:p text:style-name="Standard">-En parlant de situation délicate, je me demande lequel d'entre nous sera le plus embarrassé lorsque nous quitterons à deux ce sombre cabinet que vous avez bien pris soin de refermer derrière nous. Les mots peuvent souvent être mal interprétés, et une rumeur se lance si vite...</text:p>
      <text:p text:style-name="Standard"/>
      <text:p text:style-name="Standard">C'était tout à fait gratuit, et jamais le conteur ne se serait avili à la bassesse qu'il était en train d'insinuer. A vrai dire il avait assez peu d'espoir que Katherine ne morde à l’hameçon de ce bluff si peu subtil -elle avait déjà largement démontré sa supériorité sur lui à ce petit jeu- mais n'avait pu retenir cet enfantillage, entraîné comme si souvent par son attrait pour la palabre et son insouciance.</text:p>
      <text:p text:style-name="P1">Comme attendu, la tentative de déstabilisation du blondin n'ébranla pas d'un iota la duchesse qui lui servit en retour une répartie une nouvelle fois mordante, bien plus inspirée que ses piètres piques infantiles. Il était évident que n'importe qui dans la situation d'Elliot -n'importe qui ayant une once de réputation et d'estime soi s'entend- aurait été dévasté par une telle raclée -cette dernière réplique n'était que le coup de grâce d'un « duel » dont l'issue ne faisait plus aucun doute depuis un moment déjà-, même si elle avait été [i]heureusement[/i] admonestée en aparté. Elliot, quant à lui, observa la noble s'éloigner avec un vague sourire amusé, voire même impressionné de la qualité de la rhétorique de cette dernière. </text:p>
      <text:p text:style-name="Standard"/>
      <text:p text:style-name="Standard">Ce n'était pas que le garçon n'avait pas d’ego. Non, c'était autre chose. En matière de contage, par exemple, il aimait à penser que ses performances de narration et de représentation étaient appréciées. Il se savait cultivé, et intéressant quand il daignait faire un effort. Seulement voilà, pour lui tout ceci n'était qu'un [i]jeu[/i]. Ces joutes verbales avaient pour seul but de le divertir. Les conséquences sur son ersatz de réputation n'avaient aucune espèce d'importance. Contrairement à Katherine, il n'avait peu ou proue rien à perdre dans une soirée comme celle-ci. C'était la vie que l'aventurier avait décidé de mener, et elle lui convenait à merveille. Pas de plan, pas de manigances, pas d'angoisse. La liberté.</text:p>
      <text:p text:style-name="Standard"/>
      <text:p text:style-name="Standard">Perdu dan ses pensées libertaires, Elliot redescendit sur terre après plusieurs secondes. Il était désormais seul dans le couloir, le claquement sec des talons de l'adepte de Nephtys s'étant évanoui il y avait bien longtemps de cela pour rejoindre le brouhaha tout en retenue du salon. Le bourgeois fit de même sans empressement, faisant son apparition dans la pièce tandis que la violoniste finissait son morceau sous une pluie d'applaudissements discrets. Lady Helen était parmi les spectatrices, et lorsqu'elle se détourna de la musicienne et qu'elle l'aperçut, son regard s'emplit dans un premier temps d'inquiétude avant de se parer de joie en voyant qu'il semblait effectivement aller mieux. Elle courut -ou en tout cas marcha aussi vite que la bienséance le permettait- à sa rencontre.</text:p>
      <text:p text:style-name="Standard"/>
      <text:p text:style-name="Standard">-Monsieur Edwards ! J'ai eu peur que nous ne vous voyions plus de la soirée ! Comment vous sentez-vous ?</text:p>
      <text:p text:style-name="Standard"/>
      <text:p text:style-name="Standard">-Bien mieux, bien mieux, je vous remercie. Il jeta un regard amusé vers Katherine, qui s'apprêtait visiblement à entrer elle-même en scène et ne lui prêtait malheureusement absolument plus attention. Lady Katherine m'a... Elliot ne put retenir un sourire en pensant à son dernier échange avec la duchesse douairière. Elle m'a remis sur pied. </text:p>
      <text:p text:style-name="Standard"/>
      <text:p text:style-name="Standard">-Merveilleux ! Vous pensez être en état de nous conter une autre de vos histoires ? Peut-être ces aventures dans les pyramides ?</text:p>
      <text:p text:style-name="Standard"/>
      <text:p text:style-name="Standard">-Hum... Ses yeux rivèrent une nouvelle fois sur son homologue Noctalis. Je pense que le moment pour ces histoires est passé. Et puis je risquerais de raconter des incohérences historiques comme j'y connais rien, ce qui pourrait agacer les fondas et les plus zélés. Pourquoi ne vous parlerais-je pas de la fois où j'ai failli mourir dans un duel au pistolet en Franche ?</text:p>
      <text:p text:style-name="Standard"/>
      <text:p text:style-name="Standard">-Oh ! Oui vous avez tout à fait raison ! J'ai entendu dire qu'il y avait plusieurs historiennes sur le forum. Et cette histoire de duel a l'air passionnante. Allez-y, je vous en pris.</text:p>
      <text:p text:style-name="Standard"/>
      <text:p text:style-name="Standard">-Tout a commencé...</text:p>
      <text:p text:style-name="Standard"/>
      <text:p text:style-name="Standard">L'histoire n'eut pas un franc succès, principalement car les nobles préféraient écouter Katherine chanter -sans doute plus par peur des représailles s'ils lui manquaient de respect que par véritable intérêt- que le conteur conter. Mais la soirée avançant, Elliot eut l'occasion de briller à quelques reprises. Il évita sagement -une première- de croiser la route de la duchesse pour le reste de la <text:soft-page-break/>réception, et aucun autre incident ne fut à déplorer -à l'exception de deux trois envolées lyriques un peu trop... intenses. Lorsqu'il se sépara de la marquise, le jeune homme à la chevelure dorée était loin d'être sûr qu'il serait à nouveau invité une fois prochaine. Mais sa soirée avait été délicieuse, et il avait pu en apprendre plus sur les événements qui lui arrivaient et avait fait une rencontre... intéressante, même si elle incarnait à peu près tout ce qu'il détestait le plus au mo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22:04:08.07</meta:creation-date>
    <dc:date>2020-10-07T23:36:10.58</dc:date>
    <meta:editing-duration>PT15H26M59S</meta:editing-duration>
    <meta:editing-cycles>1734</meta:editing-cycles>
    <meta:generator>OpenOffice/4.1.1$Win32 OpenOffice.org_project/411m6$Build-9775</meta:generator>
    <dc:creator>Théo </dc:creator>
    <meta:document-statistic meta:table-count="0" meta:image-count="0" meta:object-count="0" meta:page-count="10" meta:paragraph-count="93" meta:word-count="5276" meta:character-count="32430"/>
  </office:meta>
</office:document-meta>
</file>